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center" fo:text-indent="0cm"/>
      <style:text-properties fo:font-size="18pt"/>
    </style:style>
    <style:style style:name="P6" style:family="paragraph">
      <style:paragraph-properties fo:margin-left="0.6cm" fo:margin-right="0cm" fo:text-indent="-0.6cm"/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3cm" svg:x="5cm" svg:y="7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6cm" svg:x="8cm" svg:y="7cm"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7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8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9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10cm">
          <text:p text:style-name="P2">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11cm">
          <text:p text:style-name="P2">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5cm" svg:height="1cm" svg:x="9.5cm" svg:y="12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5cm" svg:y="10cm">
          <text:p text:style-name="P3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548cm" svg:y1="10.5cm" svg:x2="21.5cm" svg:y2="10.5cm">
          <text:p text:style-name="P3"/>
        </draw:line>
        <draw:frame draw:style-name="gr5" draw:layer="layout" svg:width="2.013cm" svg:height="0.962cm" svg:x="22.775cm" svg:y="10.038cm">
          <draw:text-box>
            <text:p text:style-name="P3">Alejki</text:p>
          </draw:text-box>
        </draw:frame>
        <draw:line draw:style-name="gr4" draw:text-style-name="P1" draw:layer="layout" svg:x1="22.548cm" svg:y1="10.5cm" svg:x2="21.5cm" svg:y2="9.5cm">
          <text:p text:style-name="P3"/>
        </draw:line>
        <draw:line draw:style-name="gr4" draw:text-style-name="P1" draw:layer="layout" svg:x1="22.548cm" svg:y1="10.5cm" svg:x2="21.5cm" svg:y2="11.5cm">
          <text:p text:style-name="P3"/>
        </draw:line>
        <draw:line draw:style-name="gr4" draw:text-style-name="P1" draw:layer="layout" svg:x1="2.5cm" svg:y1="8.5cm" svg:x2="4.5cm" svg:y2="8.5cm">
          <text:p text:style-name="P3"/>
        </draw:line>
        <draw:line draw:style-name="gr4" draw:text-style-name="P1" draw:layer="layout" svg:x1="4.5cm" svg:y1="12cm" svg:x2="2.5cm" svg:y2="12cm">
          <text:p text:style-name="P3"/>
        </draw:line>
        <draw:line draw:style-name="gr6" draw:text-style-name="P1" draw:layer="layout" svg:x1="8.75cm" svg:y1="7.8cm" svg:x2="8.75cm" svg:y2="6.3cm">
          <text:p text:style-name="P3"/>
        </draw:line>
        <draw:frame draw:style-name="gr5" draw:layer="layout" svg:width="2.708cm" svg:height="1.673cm" svg:x="2.2cm" svg:y="6.8cm">
          <draw:text-box>
            <text:p text:style-name="P3">Wejście</text:p>
            <text:p text:style-name="P3">towaru</text:p>
          </draw:text-box>
        </draw:frame>
        <draw:frame draw:style-name="gr5" draw:layer="layout" svg:width="2.674cm" svg:height="1.673cm" svg:x="2.192cm" svg:y="10cm">
          <draw:text-box>
            <text:p text:style-name="P3">Wyjście</text:p>
            <text:p text:style-name="P3">towaru</text:p>
          </draw:text-box>
        </draw:frame>
        <draw:frame draw:style-name="gr5" draw:layer="layout" svg:width="8.647cm" svg:height="0.962cm" svg:x="8.853cm" svg:y="5.538cm">
          <draw:text-box>
            <text:p text:style-name="P3">Wejście/Wyjście do produkcji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11cm" svg:height="1cm" svg:x="8.5cm" svg:y="7cm">
          <text:p text:style-name="P5">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8.5cm" svg:y="8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9.5cm" svg:y="8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0.5cm" svg:y="8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1.5cm" svg:y="8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2.5cm" svg:y="8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3.5cm" svg:y="8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4.5cm" svg:y="8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5.5cm" svg:y="8cm">
          <text:p text:style-name="P5">8</text:p>
          <draw:enhanced-geometry svg:viewBox="0 0 21600 21600" draw:type="rectangle" draw:enhanced-path="M 0 0 L 21600 0 21600 21600 0 21600 0 0 Z N"/>
        </draw:custom-shape>
        <draw:frame draw:style-name="gr5" draw:layer="layout" svg:width="0.502cm" svg:height="0.962cm" svg:x="17cm" svg:y="8.5cm">
          <draw:text-box>
            <text:p text:style-name="P3"/>
          </draw:text-box>
        </draw:frame>
        <draw:custom-shape draw:style-name="gr3" draw:text-style-name="P5" draw:layer="layout" svg:width="1cm" svg:height="1cm" svg:x="16.5cm" svg:y="8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7.5cm" svg:y="8cm">
          <text:p text:style-name="P5">10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cm" svg:height="1cm" svg:x="18.5cm" svg:y="8cm">
          <text:p text:style-name="P5">1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cm" svg:y1="8.5cm" svg:x2="8.5cm" svg:y2="8.5cm">
          <text:p text:style-name="P3"/>
        </draw:line>
        <draw:frame draw:style-name="gr5" draw:layer="layout" svg:width="2.462cm" svg:height="0.962cm" svg:x="4.649cm" svg:y="8cm">
          <draw:text-box>
            <text:p text:style-name="P3">Regały</text:p>
          </draw:text-box>
        </draw:frame>
        <draw:line draw:style-name="gr4" draw:text-style-name="P1" draw:layer="layout" svg:x1="6.951cm" svg:y1="7.5cm" svg:x2="8.451cm" svg:y2="7.5cm">
          <text:p text:style-name="P3"/>
        </draw:line>
        <draw:frame draw:style-name="gr5" draw:layer="layout" svg:width="2.225cm" svg:height="0.962cm" svg:x="4.6cm" svg:y="7cm">
          <draw:text-box>
            <text:p text:style-name="P3">Alejka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5cm" svg:height="1cm" svg:x="10cm" svg:y="13.5cm">
          <text:p text:style-name="P5">0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12.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11.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10.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9.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8.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7.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cm" svg:height="1cm" svg:x="10cm" svg:y="6.5cm">
          <text:p text:style-name="P5">8</text:p>
          <draw:enhanced-geometry svg:viewBox="0 0 21600 21600" draw:type="rectangle" draw:enhanced-path="M 0 0 L 21600 0 21600 21600 0 21600 0 0 Z N"/>
        </draw:custom-shape>
        <draw:frame draw:style-name="gr5" draw:layer="layout" svg:width="1.035cm" svg:height="0.962cm" svg:x="10cm" svg:y="5.5cm">
          <draw:text-box>
            <text:p text:style-name="P3">...</text:p>
          </draw:text-box>
        </draw:frame>
        <draw:frame draw:style-name="gr5" draw:layer="layout" svg:width="4.151cm" svg:height="0.962cm" svg:x="17.399cm" svg:y="10cm">
          <draw:text-box>
            <text:p text:style-name="P3">Kondygnacje</text:p>
          </draw:text-box>
        </draw:frame>
        <draw:line draw:style-name="gr4" draw:text-style-name="P1" draw:layer="layout" svg:x1="17.5cm" svg:y1="10.5cm" svg:x2="15.5cm" svg:y2="12cm">
          <text:p text:style-name="P3"/>
        </draw:line>
        <draw:line draw:style-name="gr4" draw:text-style-name="P1" draw:layer="layout" svg:x1="17.5cm" svg:y1="10.5cm" svg:x2="15.5cm" svg:y2="11cm">
          <text:p text:style-name="P3"/>
        </draw:line>
        <draw:line draw:style-name="gr4" draw:text-style-name="P1" draw:layer="layout" svg:x1="17.5cm" svg:y1="10.5cm" svg:x2="15.5cm" svg:y2="10cm">
          <text:p text:style-name="P3"/>
        </draw:line>
        <draw:line draw:style-name="gr4" draw:text-style-name="P1" draw:layer="layout" svg:x1="17.5cm" svg:y1="10.5cm" svg:x2="15.5cm" svg:y2="9cm">
          <text:p text:style-name="P3"/>
        </draw:line>
        <draw:frame draw:style-name="gr8" draw:text-style-name="P3" draw:layer="layout" svg:width="0.5cm" svg:height="0.962cm" svg:x="0.5cm" svg:y="12cm">
          <draw:text-box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9" draw:text-style-name="P1" draw:layer="layout" svg:width="8.5cm" svg:height="6.5cm" svg:x="8.5cm" svg:y="6.5cm">
          <text:p text:style-name="P3"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5cm" svg:height="2.5cm" svg:x="9cm" svg:y="7cm">
          <text:p text:style-name="P5">111-111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5cm" svg:height="2.5cm" svg:x="9cm" svg:y="10cm">
          <text:p text:style-name="P5">111-111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5cm" svg:height="2.5cm" svg:x="13cm" svg:y="7cm">
          <text:p text:style-name="P5">111-111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5cm" svg:height="2.5cm" svg:x="13cm" svg:y="10cm">
          <text:p text:style-name="P5">111-11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5cm" svg:y1="5.5cm" svg:x2="8.5cm" svg:y2="6.5cm">
          <text:p text:style-name="P3"/>
        </draw:line>
        <draw:frame draw:style-name="gr5" draw:layer="layout" svg:width="3.101cm" svg:height="0.962cm" svg:x="8cm" svg:y="4.538cm">
          <draw:text-box>
            <text:p text:style-name="P3">Skrzynka</text:p>
          </draw:text-box>
        </draw:frame>
        <draw:line draw:style-name="gr4" draw:text-style-name="P1" draw:layer="layout" svg:x1="13.5cm" svg:y1="6cm" svg:x2="13.5cm" svg:y2="7.5cm">
          <text:p text:style-name="P3"/>
        </draw:line>
        <draw:frame draw:style-name="gr5" draw:layer="layout" svg:width="3.389cm" svg:height="0.962cm" svg:x="12.899cm" svg:y="5cm">
          <draw:text-box>
            <text:p text:style-name="P3">Jednostka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usz</meta:initial-creator>
    <meta:creation-date>2008-10-21T20:46:24</meta:creation-date>
    <dc:creator>Sergiusz</dc:creator>
    <dc:date>2008-10-21T21:50:26</dc:date>
    <meta:editing-cycles>53</meta:editing-cycles>
    <meta:editing-duration>PT1H4M7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